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izona</text:p>
          </table:table-cell>
          <table:table-cell office:value-type="percentage" office:value="0.5974" calcext:value-type="percentage">
            <text:p>59.74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944" calcext:value-type="percentage">
            <text:p>69.44%</text:p>
          </table:table-cell>
          <table:table-cell office:value-type="percentage" office:value="0.5122" calcext:value-type="percentage">
            <text:p>51.22%</text:p>
          </table:table-cell>
          <table:table-cell office:value-type="percentage" office:value="0.68" calcext:value-type="percentage">
            <text:p>68.00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lanta</text:p>
          </table:table-cell>
          <table:table-cell office:value-type="percentage" office:value="0.5667" calcext:value-type="percentage">
            <text:p>56.67%</text:p>
          </table:table-cell>
          <table:table-cell office:value-type="percentage" office:value="0.8182" calcext:value-type="percentage">
            <text:p>81.8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3953" calcext:value-type="percentage">
            <text:p>39.53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ltimore</text:p>
          </table:table-cell>
          <table:table-cell office:value-type="percentage" office:value="0.4828" calcext:value-type="percentage">
            <text:p>48.28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4222" calcext:value-type="percentage">
            <text:p>42.22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ffalo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3824" calcext:value-type="percentage">
            <text:p>38.24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olina</text:p>
          </table:table-cell>
          <table:table-cell office:value-type="percentage" office:value="0.6415" calcext:value-type="percentage">
            <text:p>64.15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429" calcext:value-type="percentage">
            <text:p>64.29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4091" calcext:value-type="percentage">
            <text:p>40.91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ncinnati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4821" calcext:value-type="percentage">
            <text:p>48.21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eveland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" calcext:value-type="percentage">
            <text:p>0.00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5455" calcext:value-type="percentage">
            <text:p>54.55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percentage" office:value="0.5909" calcext:value-type="percentage">
            <text:p>59.09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095" calcext:value-type="percentage">
            <text:p>80.95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5424" calcext:value-type="percentage">
            <text:p>54.24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ver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02" calcext:value-type="percentage">
            <text:p>49.02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troit</text:p>
          </table:table-cell>
          <table:table-cell office:value-type="percentage" office:value="0.6129" calcext:value-type="percentage">
            <text:p>61.29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n Bay</text:p>
          </table:table-cell>
          <table:table-cell office:value-type="percentage" office:value="0.6042" calcext:value-type="percentage">
            <text:p>60.4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087" calcext:value-type="percentage">
            <text:p>60.87%</text:p>
          </table:table-cell>
          <table:table-cell office:value-type="percentage" office:value="0.5763" calcext:value-type="percentage">
            <text:p>57.63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uston</text:p>
          </table:table-cell>
          <table:table-cell office:value-type="percentage" office:value="0.459" calcext:value-type="percentage">
            <text:p>45.90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6087" calcext:value-type="percentage">
            <text:p>60.87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56" calcext:value-type="percentage">
            <text:p>55.56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cksonville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81" calcext:value-type="percentage">
            <text:p>57.81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nsas City</text:p>
          </table:table-cell>
          <table:table-cell office:value-type="percentage" office:value="0.5778" calcext:value-type="percentage">
            <text:p>57.78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862" calcext:value-type="percentage">
            <text:p>58.62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4857" calcext:value-type="percentage">
            <text:p>48.57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5909" calcext:value-type="percentage">
            <text:p>59.09%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nesota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6" calcext:value-type="percentage">
            <text:p>60.00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 England</text:p>
          </table:table-cell>
          <table:table-cell office:value-type="percentage" office:value="0.5077" calcext:value-type="percentage">
            <text:p>50.77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588" calcext:value-type="percentage">
            <text:p>55.88%</text:p>
          </table:table-cell>
          <table:table-cell office:value-type="percentage" office:value="0.4516" calcext:value-type="percentage">
            <text:p>45.16%</text:p>
          </table:table-cell>
          <table:table-cell office:value-type="percentage" office:value="0.7024" calcext:value-type="percentage">
            <text:p>70.24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Orleans</text:p>
          </table:table-cell>
          <table:table-cell office:value-type="percentage" office:value="0.6129" calcext:value-type="percentage">
            <text:p>61.29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667" calcext:value-type="percentage">
            <text:p>56.67%</text:p>
          </table:table-cell>
          <table:table-cell office:value-type="percentage" office:value="0.6562" calcext:value-type="percentage">
            <text:p>65.62%</text:p>
          </table:table-cell>
          <table:table-cell office:value-type="percentage" office:value="0.72" calcext:value-type="percentage">
            <text:p>72.00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Giants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242" calcext:value-type="percentage">
            <text:p>42.42%</text:p>
          </table:table-cell>
          <table:table-cell office:value-type="percentage" office:value="0.5493" calcext:value-type="percentage">
            <text:p>54.93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Y Jets</text:p>
          </table:table-cell>
          <table:table-cell office:value-type="percentage" office:value="0.5323" calcext:value-type="percentage">
            <text:p>53.23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806" calcext:value-type="percentage">
            <text:p>58.06%</text:p>
          </table:table-cell>
          <table:table-cell office:value-type="percentage" office:value="0.4839" calcext:value-type="percentage">
            <text:p>48.39%</text:p>
          </table:table-cell>
          <table:table-cell office:value-type="percentage" office:value="0.3673" calcext:value-type="percentage">
            <text:p>36.73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percentage" office:value="0.4054" calcext:value-type="percentage">
            <text:p>40.54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iladelphia</text:p>
          </table:table-cell>
          <table:table-cell office:value-type="percentage" office:value="0.4789" calcext:value-type="percentage">
            <text:p>47.89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111" calcext:value-type="percentage">
            <text:p>61.11%</text:p>
          </table:table-cell>
          <table:table-cell office:value-type="percentage" office:value="0.3429" calcext:value-type="percentage">
            <text:p>34.29%</text:p>
          </table:table-cell>
          <table:table-cell office:value-type="percentage" office:value="0.451" calcext:value-type="percentage">
            <text:p>45.10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ttsburgh</text:p>
          </table:table-cell>
          <table:table-cell office:value-type="percentage" office:value="0.5593" calcext:value-type="percentage">
            <text:p>55.93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62" calcext:value-type="percentage">
            <text:p>58.62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5932" calcext:value-type="percentage">
            <text:p>59.32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n Diego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5312" calcext:value-type="percentage">
            <text:p>53.12%</text:p>
          </table:table-cell>
          <table:table-cell office:value-type="percentage" office:value="0.5424" calcext:value-type="percentage">
            <text:p>54.24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n Francisco</text:p>
          </table:table-cell>
          <table:table-cell office:value-type="percentage" office:value="0.5192" calcext:value-type="percentage">
            <text:p>51.92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172" calcext:value-type="percentage">
            <text:p>51.72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attle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5636" calcext:value-type="percentage">
            <text:p>56.36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 Louis</text:p>
          </table:table-cell>
          <table:table-cell office:value-type="percentage" office:value="0.3448" calcext:value-type="percentage">
            <text:p>34.48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4359" calcext:value-type="percentage">
            <text:p>43.59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mpa Bay</text:p>
          </table:table-cell>
          <table:table-cell office:value-type="percentage" office:value="0.3929" calcext:value-type="percentage">
            <text:p>39.29%</text:p>
          </table:table-cell>
          <table:table-cell table:number-columns-repeated="2" office:value-type="percentage" office:value="0.6667" calcext:value-type="percentage">
            <text:p>66.67%</text:p>
          </table:table-cell>
          <table:table-cell office:value-type="percentage" office:value="0.4194" calcext:value-type="percentage">
            <text:p>41.94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583" calcext:value-type="percentage">
            <text:p>45.83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nnessee</text:p>
          </table:table-cell>
          <table:table-cell office:value-type="percentage" office:value="0.5909" calcext:value-type="percentage">
            <text:p>59.0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087" calcext:value-type="percentage">
            <text:p>60.87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3103" calcext:value-type="percentage">
            <text:p>31.03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shington</text:p>
          </table:table-cell>
          <table:table-cell office:value-type="percentage" office:value="0.4792" calcext:value-type="percentage">
            <text:p>47.92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12" calcext:value-type="percentage">
            <text:p>49.12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